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718b" officeooo:paragraph-rsid="0013718b"/>
    </style:style>
    <style:style style:name="P2" style:family="paragraph" style:parent-style-name="Heading_20_1">
      <style:text-properties officeooo:rsid="0013718b" officeooo:paragraph-rsid="0013718b"/>
    </style:style>
    <style:style style:name="P3" style:family="paragraph" style:parent-style-name="Footnote">
      <style:text-properties officeooo:rsid="0013718b" officeooo:paragraph-rsid="00137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Загрузчик</text:h>
      <text:p text:style-name="P1">Чтобы облегчить далнейщую работу с загрузкой шрифтов/изображений/программ было принято решение использовать образ диска с файловой системой FAT16. Это позволило использовать образы «ядра» с неограниченным размером<text:note text:id="ftn0" text:note-class="footnote"><text:note-citation>1</text:note-citation><text:note-body><text:p text:style-name="P3">Не учитывая кол-во доступной памяти и расположения видеопамяти</text:p></text:note-body></text:note>. Файл загрузчика расположен в папке bootlo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9:37.430609724</meta:creation-date>
    <meta:generator>LibreOffice/6.0.6.2$Linux_X86_64 LibreOffice_project/00m0$Build-2</meta:generator>
    <dc:date>2018-10-05T20:30:40.118210477</dc:date>
    <meta:editing-duration>PT11M3S</meta:editing-duration>
    <meta:editing-cycles>1</meta:editing-cycles>
    <meta:document-statistic meta:table-count="0" meta:image-count="0" meta:object-count="0" meta:page-count="1" meta:paragraph-count="3" meta:word-count="40" meta:character-count="333" meta:non-whitespace-character-count="296"/>
  </office:meta>
</office:document-meta>
</file>